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0.545cm" fo:min-width="17.407cm"/>
    </style:style>
    <style:style style:name="gr2" style:family="graphic" style:parent-style-name="standard">
      <style:graphic-properties draw:textarea-horizontal-align="justify" draw:textarea-vertical-align="middle" draw:auto-grow-height="false" fo:min-height="30.452cm" fo:min-width="21.217cm"/>
    </style:style>
    <style:style style:name="gr3" style:family="graphic" style:parent-style-name="standard">
      <style:graphic-properties svg:stroke-width="0.018cm" svg:stroke-color="#000000" draw:marker-start-width="0.306cm" draw:marker-end-width="0.306cm" draw:fill-color="#eeeeee" draw:textarea-horizontal-align="justify" draw:textarea-vertical-align="middle" draw:auto-grow-height="false" fo:min-height="10.241cm" fo:min-width="7.705cm" fo:padding-top="0.134cm" fo:padding-bottom="0.134cm" fo:padding-left="0.259cm" fo:padding-right="0.259cm"/>
    </style:style>
    <style:style style:name="gr4" style:family="graphic" style:parent-style-name="standard">
      <style:graphic-properties draw:textarea-horizontal-align="justify" draw:textarea-vertical-align="middle" draw:auto-grow-height="false" fo:min-height="7.37cm" fo:min-width="7.247cm"/>
    </style:style>
    <style:style style:name="gr5" style:family="graphic" style:parent-style-name="standard">
      <style:graphic-properties draw:fill-color="#000000" draw:textarea-horizontal-align="justify" draw:textarea-vertical-align="middle" draw:auto-grow-height="false" fo:min-height="1.2cm" fo:min-width="44.254cm"/>
    </style:style>
    <style:style style:name="gr6" style:family="graphic" style:parent-style-name="standard">
      <style:graphic-properties draw:textarea-horizontal-align="justify" draw:textarea-vertical-align="middle" draw:auto-grow-height="false" fo:min-height="5.005cm" fo:min-width="7.247cm"/>
    </style:style>
    <style:style style:name="gr7" style:family="graphic" style:parent-style-name="objectwithoutfill">
      <style:graphic-properties draw:fill="none" draw:textarea-vertical-align="middle"/>
    </style:style>
    <style:style style:name="gr8" style:family="graphic" style:parent-style-name="objectwithoutfill">
      <style:graphic-properties svg:stroke-width="0.102cm" draw:marker-start-width="0.509cm" draw:marker-end-width="0.509cm" draw:fill="none" draw:textarea-vertical-align="middle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4.506cm"/>
    </style:style>
    <style:style style:name="gr10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6.472cm" fo:min-width="7.705cm" fo:padding-top="0.15cm" fo:padding-bottom="0.15cm" fo:padding-left="0.275cm" fo:padding-right="0.275cm"/>
    </style:style>
    <style:style style:name="gr11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914cm" fo:min-width="7.705cm" fo:padding-top="0.15cm" fo:padding-bottom="0.15cm" fo:padding-left="0.275cm" fo:padding-right="0.275cm"/>
    </style:style>
    <style:style style:name="gr12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2.621cm" fo:min-width="17.992cm" fo:padding-top="0.15cm" fo:padding-bottom="0.15cm" fo:padding-left="0.275cm" fo:padding-right="0.275cm"/>
    </style:style>
    <style:style style:name="gr13" style:family="graphic" style:parent-style-name="objectwithoutfill">
      <style:graphic-properties svg:stroke-width="0.102cm" draw:marker-start-width="0.509cm" draw:marker-end="Arrow" draw:marker-end-width="0.61cm" draw:fill="none" draw:textarea-vertical-align="middle" fo:padding-top="0.176cm" fo:padding-bottom="0.176cm" fo:padding-left="0.301cm" fo:padding-right="0.301cm"/>
    </style:style>
    <style:style style:name="gr14" style:family="graphic" style:parent-style-name="objectwithoutfill">
      <style:graphic-properties svg:stroke-width="0.102cm" draw:marker-start="Arrow" draw:marker-start-width="0.61cm" draw:marker-end="Arrow" draw:marker-end-width="0.61cm" draw:fill="none" draw:textarea-vertical-align="middle" fo:padding-top="0.176cm" fo:padding-bottom="0.176cm" fo:padding-left="0.301cm" fo:padding-right="0.301cm"/>
    </style:style>
    <style:style style:name="gr15" style:family="graphic" style:parent-style-name="standard">
      <style:graphic-properties svg:stroke-width="0.102cm" svg:stroke-color="#000000" draw:marker-start="Arrow" draw:marker-start-width="0.61cm" draw:marker-end="Arrow" draw:marker-end-width="0.61cm" draw:textarea-vertical-align="middle" fo:padding-top="0.176cm" fo:padding-bottom="0.176cm" fo:padding-left="0.301cm" fo:padding-right="0.301cm"/>
    </style:style>
    <style:style style:name="gr16" style:family="graphic" style:parent-style-name="standard">
      <style:graphic-properties svg:stroke-width="0.102cm" svg:stroke-color="#000000" draw:marker-start="Arrow" draw:marker-start-width="0.611cm" draw:marker-end="Arrow" draw:marker-end-width="0.611cm" draw:textarea-vertical-align="middle" fo:padding-top="0.176cm" fo:padding-bottom="0.176cm" fo:padding-left="0.301cm" fo:padding-right="0.301cm"/>
    </style:style>
    <style:style style:name="gr17" style:family="graphic" style:parent-style-name="objectwithoutfill">
      <style:graphic-properties svg:stroke-width="0.203cm" svg:stroke-color="#000000" draw:marker-start="Arrow" draw:marker-start-width="0.914cm" draw:marker-end="Arrow" draw:marker-end-width="0.914cm" draw:fill="none" draw:textarea-vertical-align="middle" fo:padding-top="0.226cm" fo:padding-bottom="0.226cm" fo:padding-left="0.351cm" fo:padding-right="0.351cm"/>
    </style:style>
    <style:style style:name="gr18" style:family="graphic" style:parent-style-name="objectwithoutfill">
      <style:graphic-properties svg:stroke-width="0.203cm" svg:stroke-color="#000000" draw:marker-start="Arrow" draw:marker-start-width="0.913cm" draw:marker-end="Arrow" draw:marker-end-width="0.913cm" draw:fill="none" draw:textarea-vertical-align="middle" fo:padding-top="0.226cm" fo:padding-bottom="0.226cm" fo:padding-left="0.351cm" fo:padding-right="0.351cm"/>
    </style:style>
    <style:style style:name="gr19" style:family="graphic" style:parent-style-name="standard">
      <style:graphic-properties svg:stroke-width="0.203cm" svg:stroke-color="#000000" draw:marker-start="Arrow" draw:marker-start-width="0.914cm" draw:marker-end="Arrow" draw:marker-end-width="0.914cm" draw:textarea-vertical-align="middle" fo:padding-top="0.226cm" fo:padding-bottom="0.226cm" fo:padding-left="0.351cm" fo:padding-right="0.351cm"/>
    </style:style>
    <style:style style:name="gr20" style:family="graphic" style:parent-style-name="standard">
      <style:graphic-properties draw:textarea-horizontal-align="justify" draw:textarea-vertical-align="middle" draw:auto-grow-height="false" fo:min-height="33.373cm" fo:min-width="19.82cm"/>
    </style:style>
    <style:style style:name="gr21" style:family="graphic" style:parent-style-name="standard">
      <style:graphic-properties draw:stroke="none" svg:stroke-color="#000000" draw:fill="none" draw:fill-color="#ffffff" fo:min-height="3.151cm"/>
    </style:style>
    <style:style style:name="gr22" style:family="graphic" style:parent-style-name="standard">
      <style:graphic-properties svg:stroke-width="0.051cm" svg:stroke-color="#000000" draw:marker-start-width="0.355cm" draw:marker-end-width="0.355cm" draw:fill-color="#fffbcc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000000" draw:marker-start-width="0.355cm" draw:marker-end-width="0.355cm" draw:fill-color="#eeeeee" draw:textarea-horizontal-align="justify" draw:textarea-vertical-align="middle" draw:auto-grow-height="false" fo:min-height="1.772cm" fo:min-width="8.7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fo:min-height="1.655cm"/>
    </style:style>
    <style:style style:name="gr25" style:family="graphic" style:parent-style-name="standard">
      <style:graphic-properties draw:stroke="none" svg:stroke-color="#000000" draw:fill="none" draw:fill-color="#ffffff" fo:min-height="2.051cm"/>
    </style:style>
    <style:style style:name="gr26" style:family="graphic" style:parent-style-name="standard">
      <style:graphic-properties draw:textarea-horizontal-align="justify" draw:textarea-vertical-align="middle" draw:auto-grow-height="false" fo:min-height="0.449cm" fo:min-width="5.723cm"/>
    </style:style>
    <style:style style:name="gr27" style:family="graphic" style:parent-style-name="standard">
      <style:graphic-properties draw:fill="solid" draw:fill-color="#729fcf" draw:textarea-horizontal-align="justify" draw:textarea-vertical-align="middle" draw:auto-grow-height="false" fo:min-height="1.655cm" fo:min-width="19.82cm"/>
    </style:style>
    <style:style style:name="gr28" style:family="graphic" style:parent-style-name="standard">
      <style:graphic-properties draw:fill-color="#729fcf" draw:textarea-horizontal-align="justify" draw:textarea-vertical-align="middle" draw:auto-grow-height="false" fo:min-height="1.655cm" fo:min-width="19.82cm"/>
    </style:style>
    <style:style style:name="gr29" style:family="graphic" style:parent-style-name="standard">
      <style:graphic-properties draw:textarea-horizontal-align="justify" draw:textarea-vertical-align="middle" draw:auto-grow-height="false" fo:min-height="1.655cm" fo:min-width="19.82cm"/>
    </style:style>
    <style:style style:name="gr30" style:family="graphic" style:parent-style-name="standard">
      <style:graphic-properties draw:stroke="none" svg:stroke-color="#000000" draw:fill="none" draw:fill-color="#ffffff" fo:min-height="1.401cm"/>
    </style:style>
    <style:style style:name="gr31" style:family="graphic" style:parent-style-name="standard">
      <style:graphic-properties draw:stroke="none" svg:stroke-color="#000000" draw:fill="none" draw:fill-color="#ffffff" fo:min-height="1.528cm"/>
    </style:style>
    <style:style style:name="gr32" style:family="graphic" style:parent-style-name="standard">
      <style:graphic-properties svg:stroke-color="#000000" draw:fill-color="#dd4814" draw:textarea-horizontal-align="justify" draw:textarea-vertical-align="middle" draw:auto-grow-height="false" fo:min-height="1.782cm" fo:min-width="7.78cm"/>
    </style:style>
    <style:style style:name="gr3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4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55cm"/>
    </style:style>
    <style:style style:name="gr35" style:family="graphic" style:parent-style-name="standard">
      <style:graphic-properties draw:stroke="none" svg:stroke-color="#000000" draw:fill="none" draw:fill-color="#ffffff" fo:min-height="1.844cm"/>
    </style:style>
    <style:style style:name="gr36" style:family="graphic" style:parent-style-name="standard">
      <style:graphic-properties draw:stroke="none" svg:stroke-color="#000000" draw:fill="none" draw:fill-color="#ffffff" fo:min-height="2.203cm"/>
    </style:style>
    <style:style style:name="gr37" style:family="graphic" style:parent-style-name="standard">
      <style:graphic-properties draw:stroke="solid" svg:stroke-width="0.151cm" svg:stroke-color="#c5000b" draw:stroke-linejoin="round" svg:stroke-linecap="butt" draw:fill="none" fo:padding-top="0.075cm" fo:padding-bottom="0.075cm" fo:padding-left="0.075cm" fo:padding-right="0.075cm"/>
    </style:style>
    <style:style style:name="gr38" style:family="graphic" style:parent-style-name="objectwithoutfill">
      <style:graphic-properties svg:stroke-width="0.152cm" svg:stroke-color="#c5000b" draw:marker-start-width="0.427cm" draw:marker-end="Arrow" draw:marker-end-width="0.527cm" draw:fill="none" draw:textarea-vertical-align="middle" fo:padding-top="0.2cm" fo:padding-bottom="0.2cm" fo:padding-left="0.325cm" fo:padding-right="0.325cm"/>
    </style:style>
    <style:style style:name="gr39" style:family="graphic" style:parent-style-name="standard">
      <style:graphic-properties draw:stroke="none" svg:stroke-color="#000000" draw:fill="none" draw:fill-color="#ffffff" fo:min-height="2.925cm"/>
    </style:style>
    <style:style style:name="gr40" style:family="graphic" style:parent-style-name="objectwithoutfill">
      <style:graphic-properties svg:stroke-width="0.152cm" svg:stroke-color="#c5000b" draw:marker-start-width="0.427cm" draw:marker-end="" draw:marker-end-width="0.527cm" draw:fill="none" draw:textarea-vertical-align="middle" fo:padding-top="0.2cm" fo:padding-bottom="0.2cm" fo:padding-left="0.325cm" fo:padding-right="0.325cm"/>
    </style:style>
    <style:style style:name="gr41" style:family="graphic" style:parent-style-name="standard">
      <style:graphic-properties draw:stroke="none" svg:stroke-color="#000000" draw:fill="none" draw:fill-color="#ffffff" fo:min-height="0.95cm"/>
    </style:style>
    <style:style style:name="gr42" style:family="graphic" style:parent-style-name="objectwithoutfill">
      <style:graphic-properties svg:stroke-width="0.106cm" draw:marker-start-width="0.358cm" draw:marker-end="Arrow" draw:marker-end-width="0.458cm" draw:fill="none" draw:textarea-vertical-align="middle" fo:padding-top="0.177cm" fo:padding-bottom="0.177cm" fo:padding-left="0.302cm" fo:padding-right="0.302cm"/>
    </style:style>
    <style:style style:name="gr43" style:family="graphic" style:parent-style-name="standard">
      <style:graphic-properties svg:stroke-color="#000000" draw:fill-color="#eeeeee" draw:textarea-horizontal-align="justify" draw:textarea-vertical-align="middle" draw:auto-grow-height="false" fo:min-height="1.782cm" fo:min-width="7.78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269cm" fo:min-width="1.269cm" fo:padding-top="0cm" fo:padding-bottom="0cm" fo:padding-left="0cm" fo:padding-right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P3" style:family="paragraph">
      <loext:graphic-properties draw:fill-color="#eeeeee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text-properties fo:font-size="28pt" fo:font-weight="bold" style:font-size-asian="28pt" style:font-weight-asian="bold" style:font-size-complex="28pt" style:font-weight-complex="bold"/>
    </style:style>
    <style:style style:name="P7" style:family="paragraph">
      <loext:graphic-properties draw:fill-color="#eeeeee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8" style:family="paragraph">
      <style:paragraph-properties fo:text-align="center"/>
      <style:text-properties fo:font-size="40pt" fo:font-weight="bold" style:font-size-asian="40pt" style:font-weight-asian="bold" style:font-size-complex="40pt" style:font-weight-complex="bold"/>
    </style:style>
    <style:style style:name="P9" style:family="paragraph">
      <loext:graphic-properties draw:fill="none" draw:fill-color="#ffffff"/>
      <style:text-properties fo:font-size="40pt" fo:font-weight="bold" style:font-size-asian="40pt" style:font-weight-asian="bold" style:font-size-complex="40pt" style:font-weight-complex="bold"/>
    </style:style>
    <style:style style:name="P10" style:family="paragraph">
      <loext:graphic-properties draw:fill-color="#fffbcc"/>
      <style:paragraph-properties fo:text-align="center"/>
      <style:text-properties fo:font-size="32pt" fo:font-weight="bold" style:font-size-asian="32pt" style:font-weight-asian="bold" style:font-size-complex="32pt" style:font-weight-complex="bold"/>
    </style:style>
    <style:style style:name="P11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2" style:family="paragraph">
      <loext:graphic-properties draw:fill="solid" draw:fill-color="#729fcf"/>
      <style:paragraph-properties fo:text-align="center"/>
      <style:text-properties fo:font-size="32pt" style:font-size-asian="32pt" style:font-size-complex="32pt"/>
    </style:style>
    <style:style style:name="P13" style:family="paragraph">
      <loext:graphic-properties draw:fill-color="#729fcf"/>
      <style:paragraph-properties fo:text-align="center"/>
      <style:text-properties fo:font-size="32pt" style:font-size-asian="32pt" style:font-size-complex="32pt"/>
    </style:style>
    <style:style style:name="P14" style:family="paragraph">
      <style:paragraph-properties fo:text-align="center"/>
      <style:text-properties fo:font-size="32pt" style:font-size-asian="32pt" style:font-size-complex="32pt"/>
    </style:style>
    <style:style style:name="P15" style:family="paragraph">
      <loext:graphic-properties draw:fill="none" draw:fill-color="#ffffff"/>
      <style:text-properties fo:font-size="28pt" style:font-size-asian="28pt" style:font-size-complex="28pt"/>
    </style:style>
    <style:style style:name="P16" style:family="paragraph">
      <loext:graphic-properties draw:fill-color="#dd4814"/>
      <style:paragraph-properties fo:text-align="center"/>
      <style:text-properties fo:font-size="32pt" style:font-size-asian="32pt" style:font-size-complex="32pt"/>
    </style:style>
    <style:style style:name="P17" style:family="paragraph">
      <style:text-properties fo:font-size="32pt" style:font-size-asian="32pt" style:font-size-complex="32pt"/>
    </style:style>
    <style:style style:name="P18" style:family="paragraph">
      <loext:graphic-properties draw:fill="none" draw:fill-color="#ffffff"/>
      <style:text-properties fo:font-size="32pt" style:font-size-asian="32pt" style:font-size-complex="32pt"/>
    </style:style>
    <style:style style:name="P19" style:family="paragraph">
      <loext:graphic-properties draw:fill="none"/>
    </style:style>
    <style:style style:name="P20" style:family="paragraph">
      <style:text-properties fo:font-size="60pt" style:font-size-asian="60pt" style:font-size-complex="60pt"/>
    </style:style>
    <style:style style:name="P21" style:family="paragraph">
      <loext:graphic-properties draw:fill="none" draw:fill-color="#ffffff"/>
      <style:text-properties fo:font-size="60pt" style:font-size-asian="60pt" style:font-size-complex="60pt"/>
    </style:style>
    <style:style style:name="P22" style:family="paragraph">
      <style:text-properties fo:font-size="28pt" style:font-size-asian="28pt" style:font-size-complex="28pt"/>
    </style:style>
    <style:style style:name="P23" style:family="paragraph">
      <loext:graphic-properties draw:fill="none" draw:fill-color="#ffffff"/>
      <style:text-properties fo:font-size="30pt" fo:font-weight="bold" style:font-size-asian="30pt" style:font-weight-asian="bold" style:font-size-complex="30pt" style:font-weight-complex="bold"/>
    </style:style>
    <style:style style:name="P24" style:family="paragraph">
      <style:text-properties fo:font-size="30pt" style:font-size-asian="30pt" style:font-size-complex="30pt"/>
    </style:style>
    <style:style style:name="P25" style:family="paragraph">
      <style:paragraph-properties fo:text-align="start" style:writing-mode="lr-tb"/>
      <style:text-properties fo:font-size="40pt" style:font-size-asian="40pt" style:font-size-complex="40pt"/>
    </style:style>
    <style:style style:name="P26" style:family="paragraph">
      <loext:graphic-properties draw:fill="none"/>
      <style:text-properties fo:font-size="40pt" style:font-size-asian="40pt" style:font-size-complex="40pt"/>
    </style:style>
    <style:style style:name="T1" style:family="text">
      <style:text-properties fo:font-size="28pt" fo:font-weight="bold" style:font-size-asian="28pt" style:font-weight-asian="bold" style:font-size-complex="28pt" style:font-weight-complex="bold"/>
    </style:style>
    <style:style style:name="T2" style:family="text">
      <style:text-properties fo:font-size="32pt" fo:font-weight="bold" style:font-size-asian="32pt" style:font-weight-asian="bold" style:font-size-complex="32pt" style:font-weight-complex="bold"/>
    </style:style>
    <style:style style:name="T3" style:family="text">
      <style:text-properties fo:font-size="40pt" fo:font-weight="bold" style:font-size-asian="40pt" style:font-weight-asian="bold" style:font-size-complex="40pt" style:font-weight-complex="bold"/>
    </style:style>
    <style:style style:name="T4" style:family="text">
      <style:text-properties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6pt" fo:font-weight="bold" style:font-size-asian="26pt" style:font-weight-asian="bold" style:font-size-complex="26pt" style:font-weight-complex="bold"/>
    </style:style>
    <style:style style:name="T8" style:family="text">
      <style:text-properties fo:font-size="60pt" style:font-size-asian="60pt" style:font-size-complex="60pt"/>
    </style:style>
    <style:style style:name="T9" style:family="text">
      <style:text-properties fo:font-size="30pt" fo:font-weight="bold" style:font-size-asian="30pt" style:font-weight-asian="bold" style:font-size-complex="30pt" style:font-weight-complex="bold"/>
    </style:style>
    <style:style style:name="T10" style:family="text">
      <style:text-properties fo:color="#000000" style:font-name="Liberation Sans1" fo:font-size="40pt" fo:font-weight="bold" style:font-size-asian="40pt" style:font-name-complex="Liberation Sans1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7.907cm" svg:height="10.795cm" svg:x="17.764cm" svg:y="42.339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Device Controlle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1.717cm" svg:height="30.702cm" svg:x="2.143cm" svg:y="1.5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xml:id="id2" draw:id="id2" draw:layer="layout" svg:width="8.255cm" svg:height="10.541cm" svg:x="4.28cm" svg:y="5.096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xml:id="id5" draw:id="id5" draw:layer="layout" svg:width="7.747cm" svg:height="7.62cm" svg:x="31.51cm" svg:y="8.77cm">
          <text:p text:style-name="P1"><text:span text:style-name="T1">Memory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50.086cm" svg:height="3.302cm" svg:x="8.064cm" svg:y="35.297cm">
          <text:p/>
          <draw:enhanced-geometry svg:viewBox="0 0 21600 21600" draw:text-areas="?f5 ?f1 ?f6 ?f3" draw:type="left-right-arrow" draw:modifiers="2620.61145980968 6060.92089728453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2" xml:id="id6" draw:id="id6" draw:layer="layout" svg:width="7.747cm" svg:height="5.255cm" svg:x="31.51cm" svg:y="20.67cm">
          <text:p text:style-name="P1"><text:span text:style-name="T1">I/O </text:span></text:p>
          <text:p text:style-name="P1"><text:span text:style-name="T1">Controller</text:span></text:p>
          <draw:enhanced-geometry svg:viewBox="0 0 21600 21600" draw:type="rectangle" draw:enhanced-path="M 0 0 L 21600 0 21600 21600 0 21600 0 0 Z N"/>
        </draw:custom-shape>
        <draw:line draw:style-name="gr7" draw:text-style-name="P5" draw:layer="layout" svg:x1="4.28cm" svg:y1="7.001cm" svg:x2="12.538cm" svg:y2="6.989cm">
          <text:p/>
        </draw:line>
        <draw:line draw:style-name="gr8" draw:text-style-name="P5" draw:layer="layout" svg:x1="4.28cm" svg:y1="13.201cm" svg:x2="12.538cm" svg:y2="13.189cm">
          <text:p/>
        </draw:line>
        <draw:frame draw:style-name="gr9" draw:text-style-name="P6" draw:layer="layout" svg:width="5.006cm" svg:height="1.352cm" svg:x="6.005cm" svg:y="13.732cm">
          <draw:text-box>
            <text:p><text:span text:style-name="T1">Registers</text:span></text:p>
          </draw:text-box>
        </draw:frame>
        <draw:custom-shape draw:style-name="gr10" draw:text-style-name="P7" xml:id="id3" draw:id="id3" draw:layer="layout" svg:width="8.255cm" svg:height="6.772cm" svg:x="15.08cm" svg:y="8.906cm">
          <text:p text:style-name="P1"><text:span text:style-name="T2">ALU</text:span></text:p>
          <draw:enhanced-geometry svg:viewBox="0 0 21600 21600" draw:type="rectangle" draw:enhanced-path="M 0 0 L 21600 0 21600 21600 0 21600 0 0 Z N"/>
        </draw:custom-shape>
        <draw:custom-shape draw:style-name="gr11" draw:text-style-name="P7" xml:id="id1" draw:id="id1" draw:layer="layout" svg:width="8.255cm" svg:height="3.214cm" svg:x="15.08cm" svg:y="1.906cm">
          <text:p text:style-name="P1"><text:span text:style-name="T2">Control</text:span></text:p>
          <draw:enhanced-geometry svg:viewBox="0 0 21600 21600" draw:type="rectangle" draw:enhanced-path="M 0 0 L 21600 0 21600 21600 0 21600 0 0 Z N"/>
        </draw:custom-shape>
        <draw:custom-shape draw:style-name="gr12" draw:text-style-name="P7" xml:id="id4" draw:id="id4" draw:layer="layout" svg:width="18.542cm" svg:height="2.921cm" svg:x="4.683cm" svg:y="26.834cm">
          <text:p text:style-name="P1"><text:span text:style-name="T2">Bus Interface</text:span></text:p>
          <draw:enhanced-geometry svg:viewBox="0 0 21600 21600" draw:type="rectangle" draw:enhanced-path="M 0 0 L 21600 0 21600 21600 0 21600 0 0 Z N"/>
        </draw:custom-shape>
        <draw:connector draw:style-name="gr13" draw:text-style-name="P5" draw:layer="layout" svg:x1="15.08cm" svg:y1="3.513cm" svg:x2="8.407cm" svg:y2="5.096cm" draw:start-shape="id1" draw:start-glue-point="3" draw:end-shape="id2" draw:end-glue-point="0" svg:d="M15080 3513h-6673v1583" svg:viewBox="0 0 6674 1584">
          <text:p/>
        </draw:connector>
        <draw:connector draw:style-name="gr14" draw:text-style-name="P5" draw:layer="layout" svg:x1="19.207cm" svg:y1="8.906cm" svg:x2="19.207cm" svg:y2="5.12cm" draw:start-shape="id3" draw:start-glue-point="0" draw:end-shape="id1" draw:end-glue-point="2" svg:d="M19207 8906v-3786" svg:viewBox="0 0 1 3787">
          <text:p/>
        </draw:connector>
        <draw:line draw:style-name="gr15" draw:text-style-name="P1" draw:layer="layout" svg:x1="12.557cm" svg:y1="11.573cm" svg:x2="15.097cm" svg:y2="11.573cm">
          <text:p/>
        </draw:line>
        <draw:line draw:style-name="gr16" draw:text-style-name="P1" draw:layer="layout" svg:x1="8.239cm" svg:y1="15.605cm" svg:x2="8.239cm" svg:y2="26.908cm">
          <text:p/>
        </draw:line>
        <draw:connector draw:style-name="gr17" draw:text-style-name="P5" draw:layer="layout" svg:x1="23.225cm" svg:y1="28.294cm" svg:x2="31.51cm" svg:y2="12.58cm" draw:start-shape="id4" draw:start-glue-point="1" draw:end-shape="id5" draw:end-glue-point="3" svg:d="M23225 28294h4155v-15714h4130" svg:viewBox="0 0 8286 15715">
          <text:p/>
        </draw:connector>
        <draw:connector draw:style-name="gr18" draw:text-style-name="P5" draw:layer="layout" svg:x1="35.383cm" svg:y1="16.39cm" svg:x2="35.383cm" svg:y2="20.67cm" draw:start-shape="id5" draw:start-glue-point="2" draw:end-shape="id6" draw:end-glue-point="0" svg:d="M35383 16390v4280" svg:viewBox="0 0 1 4281">
          <text:p/>
        </draw:connector>
        <draw:line draw:style-name="gr19" draw:text-style-name="P1" draw:layer="layout" svg:x1="35.417cm" svg:y1="25.992cm" svg:x2="35.417cm" svg:y2="36.344cm">
          <text:p/>
        </draw:line>
        <draw:custom-shape draw:style-name="gr20" draw:text-style-name="P8" draw:layer="layout" svg:width="20.32cm" svg:height="33.623cm" svg:x="44.307cm" svg:y="1.286cm"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/></text:p>
          <text:p text:style-name="P1"><text:span text:style-name="T3">Memory</text:span></text:p>
          <draw:enhanced-geometry svg:viewBox="0 0 21600 21600" draw:type="rectangle" draw:enhanced-path="M 0 0 L 21600 0 21600 21600 0 21600 0 0 Z N"/>
        </draw:custom-shape>
        <draw:frame draw:style-name="gr21" draw:text-style-name="P9" draw:layer="layout" svg:width="5.08cm" svg:height="3.401cm" svg:x="11.795cm" svg:y="28.69cm">
          <draw:text-box>
            <text:p><text:span text:style-name="T3"/></text:p>
            <text:p><text:span text:style-name="T3">CPU</text:span></text:p>
          </draw:text-box>
        </draw:frame>
        <draw:custom-shape draw:style-name="gr22" draw:text-style-name="P10" draw:layer="layout" svg:width="9.315cm" svg:height="2.072cm" svg:x="24.036cm" svg:y="47.81cm">
          <text:p/>
          <draw:enhanced-geometry svg:viewBox="0 0 21600 21600" draw:type="rectangle" draw:enhanced-path="M 0 0 L 21600 0 21600 21600 0 21600 0 0 Z N"/>
        </draw:custom-shape>
        <draw:custom-shape draw:style-name="gr23" draw:text-style-name="P7" draw:layer="layout" svg:width="9.315cm" svg:height="2.072cm" svg:x="24.01cm" svg:y="42.934cm">
          <text:p/>
          <draw:enhanced-geometry svg:viewBox="0 0 21600 21600" draw:type="rectangle" draw:enhanced-path="M 0 0 L 21600 0 21600 21600 0 21600 0 0 Z N"/>
        </draw:custom-shape>
        <draw:frame draw:style-name="gr24" draw:text-style-name="P11" draw:layer="layout" svg:width="4.064cm" svg:height="1.905cm" svg:x="18.78cm" svg:y="43.282cm">
          <draw:text-box>
            <text:p><text:span text:style-name="T4">Data In</text:span></text:p>
          </draw:text-box>
        </draw:frame>
        <draw:line draw:style-name="gr19" draw:text-style-name="P1" draw:layer="layout" svg:x1="25.917cm" svg:y1="37.692cm" svg:x2="25.892cm" svg:y2="42.34cm">
          <text:p/>
        </draw:line>
        <draw:custom-shape draw:style-name="gr23" draw:text-style-name="P7" draw:layer="layout" svg:width="9.315cm" svg:height="2.072cm" svg:x="24.023cm" svg:y="45.322cm">
          <text:p/>
          <draw:enhanced-geometry svg:viewBox="0 0 21600 21600" draw:type="rectangle" draw:enhanced-path="M 0 0 L 21600 0 21600 21600 0 21600 0 0 Z N"/>
        </draw:custom-shape>
        <draw:frame draw:style-name="gr25" draw:text-style-name="P11" draw:layer="layout" svg:width="4.813cm" svg:height="2.301cm" svg:x="18.793cm" svg:y="45.67cm">
          <draw:text-box>
            <text:p><text:span text:style-name="T4">Data Out</text:span></text:p>
          </draw:text-box>
        </draw:frame>
        <draw:frame draw:style-name="gr25" draw:text-style-name="P11" draw:layer="layout" svg:width="4.813cm" svg:height="2.301cm" svg:x="18.806cm" svg:y="48.158cm">
          <draw:text-box>
            <text:p><text:span text:style-name="T4">Status /</text:span></text:p>
            <text:p><text:span text:style-name="T4">Control</text:span></text:p>
          </draw:text-box>
        </draw:frame>
        <draw:custom-shape draw:style-name="gr26" draw:text-style-name="P1" draw:layer="layout" svg:width="7.112cm" svg:height="1.397cm" svg:x="35.698cm" svg:y="43.322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6" draw:text-style-name="P1" draw:layer="layout" svg:width="7.112cm" svg:height="1.397cm" svg:x="35.699cm" svg:y="45.616cm">
          <text:p/>
          <draw:enhanced-geometry svg:viewBox="0 0 21600 21600" draw:mirror-vertical="true" draw:mirror-horizontal="fals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9" draw:text-style-name="P1" draw:layer="layout" svg:x1="39.254cm" svg:y1="12.43cm" svg:x2="44.283cm" svg:y2="12.43cm">
          <text:p/>
        </draw:line>
        <draw:line draw:style-name="gr7" draw:text-style-name="P5" draw:layer="layout" svg:x1="32.296cm" svg:y1="47.832cm" svg:x2="32.296cm" svg:y2="49.864cm">
          <text:p/>
        </draw:line>
        <draw:line draw:style-name="gr7" draw:text-style-name="P5" draw:layer="layout" svg:x1="31.296cm" svg:y1="47.832cm" svg:x2="31.296cm" svg:y2="49.864cm">
          <text:p/>
        </draw:line>
        <draw:custom-shape draw:style-name="gr27" draw:text-style-name="P12" draw:layer="layout" svg:width="20.32cm" svg:height="1.905cm" svg:x="44.307cm" svg:y="2.621cm">
          <text:p text:style-name="P1"><text:span text:style-name="T5">lw $t0, 8($s1) <text:s text:c="4"/></text:span></text:p>
          <draw:enhanced-geometry svg:viewBox="0 0 21600 21600" draw:type="rectangle" draw:enhanced-path="M 0 0 L 21600 0 21600 21600 0 21600 0 0 Z N"/>
        </draw:custom-shape>
        <draw:custom-shape draw:style-name="gr28" draw:text-style-name="P13" draw:layer="layout" svg:width="20.32cm" svg:height="1.905cm" svg:x="44.307cm" svg:y="4.521cm">
          <text:p text:style-name="P1"><text:span text:style-name="T5">ori $t0, $t0, 2 <text:s text:c="5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6.421cm">
          <text:p text:style-name="P1"><text:span text:style-name="T5">sw $t0, 8($s1) <text:s text:c="3"/></text:span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7cm" svg:y="5.445cm">
          <draw:text-box>
            <text:p><text:span text:style-name="T6">$t0</text:span></text:p>
          </draw:text-box>
        </draw:frame>
        <draw:custom-shape draw:style-name="gr29" draw:text-style-name="P14" draw:layer="layout" svg:width="20.32cm" svg:height="1.905cm" svg:x="44.307cm" svg:y="8.321cm">
          <text:p text:style-name="P1"><text:span text:style-name="T5"><text:s text:c="4"/></text:span><text:span text:style-name="T5">add $t3, $0, $0 <text:s text:c="6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0.221cm">
          <text:p text:style-name="P1"><text:span text:style-name="T5">addi $t3, $t3, 1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12.121cm">
          <text:p text:style-name="P14">j loop <text:s text:c="16"/></text:p>
          <draw:enhanced-geometry svg:viewBox="0 0 21600 21600" draw:type="rectangle" draw:enhanced-path="M 0 0 L 21600 0 21600 21600 0 21600 0 0 Z N"/>
        </draw:custom-shape>
        <draw:frame draw:style-name="gr30" draw:text-style-name="P15" draw:layer="layout" svg:width="2.159cm" svg:height="1.651cm" svg:x="2.398cm" svg:y="7.246cm">
          <draw:text-box>
            <text:p><text:span text:style-name="T6">$t1</text:span></text:p>
          </draw:text-box>
        </draw:frame>
        <draw:frame draw:style-name="gr31" draw:text-style-name="P6" draw:layer="layout" svg:width="3.048cm" svg:height="1.778cm" svg:x="44.812cm" svg:y="2.816cm">
          <draw:text-box>
            <text:p><text:span text:style-name="T1">init:</text:span></text:p>
          </draw:text-box>
        </draw:frame>
        <draw:custom-shape draw:style-name="gr32" draw:text-style-name="P16" draw:layer="layout" svg:width="8.28cm" svg:height="2.032cm" svg:x="4.277cm" svg:y="5.013cm">
          <text:p text:style-name="P14"><text:span text:style-name="T5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3" draw:layer="layout" svg:width="8.255cm" svg:height="2.032cm" svg:x="13.302cm" svg:y="18.101cm">
          <text:p text:style-name="P1"/>
          <draw:enhanced-geometry svg:viewBox="0 0 21600 21600" draw:type="rectangle" draw:enhanced-path="M 0 0 L 21600 0 21600 21600 0 21600 0 0 Z N"/>
        </draw:custom-shape>
        <draw:custom-shape draw:style-name="gr34" draw:text-style-name="P3" draw:layer="layout" svg:width="8.255cm" svg:height="2.032cm" svg:x="13.302cm" svg:y="20.801cm">
          <text:p/>
          <draw:enhanced-geometry svg:viewBox="0 0 21600 21600" draw:type="rectangle" draw:enhanced-path="M 0 0 L 21600 0 21600 21600 0 21600 0 0 Z N"/>
        </draw:custom-shape>
        <draw:line draw:style-name="gr7" draw:text-style-name="P5" draw:layer="layout" svg:x1="20.385cm" svg:y1="18.131cm" svg:x2="20.385cm" svg:y2="20.163cm">
          <text:p/>
        </draw:line>
        <draw:frame draw:style-name="gr35" draw:text-style-name="P9" draw:layer="layout" svg:width="5.29cm" svg:height="3.092cm" svg:x="9.185cm" svg:y="16.791cm">
          <draw:text-box>
            <text:p><text:span text:style-name="T3"/></text:p>
            <text:p><text:span text:style-name="T2">Status</text:span></text:p>
          </draw:text-box>
        </draw:frame>
        <draw:frame draw:style-name="gr35" draw:text-style-name="P9" draw:layer="layout" svg:width="5.29cm" svg:height="3.092cm" svg:x="10.085cm" svg:y="19.291cm">
          <draw:text-box>
            <text:p><text:span text:style-name="T3"/></text:p>
            <text:p><text:span text:style-name="T2">EPC</text:span></text:p>
          </draw:text-box>
        </draw:frame>
        <draw:frame draw:style-name="gr24" draw:text-style-name="P18" draw:layer="layout" svg:width="1.397cm" svg:height="1.905cm" svg:x="20.405cm" svg:y="18.386cm">
          <draw:text-box>
            <text:p text:style-name="P17"><text:span text:style-name="T5">1</text:span></text:p>
          </draw:text-box>
        </draw:frame>
        <draw:frame draw:style-name="gr35" draw:text-style-name="P9" draw:layer="layout" svg:width="5.29cm" svg:height="2.851cm" svg:x="20.385cm" svg:y="15.191cm">
          <draw:text-box>
            <text:p><text:span text:style-name="T3"/></text:p>
            <text:p><text:span text:style-name="T7">IT</text:span></text:p>
          </draw:text-box>
        </draw:frame>
        <draw:frame draw:style-name="gr24" draw:text-style-name="P18" draw:layer="layout" svg:width="1.397cm" svg:height="1.905cm" svg:x="31.306cm" svg:y="47.987cm">
          <draw:text-box>
            <text:p text:style-name="P17"><text:span text:style-name="T5">0</text:span></text:p>
          </draw:text-box>
        </draw:frame>
        <draw:frame draw:style-name="gr24" draw:text-style-name="P18" draw:layer="layout" svg:width="1.397cm" svg:height="1.905cm" svg:x="32.307cm" svg:y="47.988cm">
          <draw:text-box>
            <text:p text:style-name="P17"><text:span text:style-name="T5">0</text:span></text:p>
          </draw:text-box>
        </draw:frame>
        <draw:custom-shape draw:style-name="gr29" draw:text-style-name="P14" draw:layer="layout" svg:width="20.32cm" svg:height="1.905cm" svg:x="44.307cm" svg:y="18.321cm">
          <text:p text:style-name="P14"><text:span text:style-name="T5"><text:s text:c="4"/></text:span><text:span text:style-name="T5">sw $t0, 0($s2) <text:s text:c="3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20.221cm">
          <text:p text:style-name="P14"><text:span text:style-name="T5"><text:s text:c="3"/></text:span><text:span text:style-name="T5">lw $t0, 8($s1) <text:s text:c="3"/>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3.432cm" svg:height="2.453cm" svg:x="44.812cm" svg:y="8.616cm">
          <draw:text-box>
            <text:p><text:span text:style-name="T1">main:</text:span></text:p>
          </draw:text-box>
        </draw:frame>
        <draw:frame draw:style-name="gr36" draw:text-style-name="P6" draw:layer="layout" svg:width="3.432cm" svg:height="2.453cm" svg:x="44.812cm" svg:y="10.417cm">
          <draw:text-box>
            <text:p><text:span text:style-name="T1">loop:</text:span></text:p>
          </draw:text-box>
        </draw:frame>
        <draw:frame draw:style-name="gr30" draw:text-style-name="P15" draw:layer="layout" svg:width="2.159cm" svg:height="1.651cm" svg:x="2.399cm" svg:y="9.247cm">
          <draw:text-box>
            <text:p><text:span text:style-name="T6">$t3</text:span></text:p>
          </draw:text-box>
        </draw:frame>
        <draw:custom-shape draw:style-name="gr29" draw:text-style-name="P14" draw:layer="layout" svg:width="20.32cm" svg:height="1.905cm" svg:x="44.307cm" svg:y="16.521cm">
          <text:p text:style-name="P14"><text:span text:style-name="T5">lw $t0, 0($s1) </text:span></text:p>
          <draw:enhanced-geometry svg:viewBox="0 0 21600 21600" draw:type="rectangle" draw:enhanced-path="M 0 0 L 21600 0 21600 21600 0 21600 0 0 Z N"/>
        </draw:custom-shape>
        <draw:frame draw:style-name="gr36" draw:text-style-name="P6" draw:layer="layout" svg:width="6.734cm" svg:height="2.453cm" svg:x="44.812cm" svg:y="16.718cm">
          <draw:text-box>
            <text:p><text:span text:style-name="T1">it_handler:</text:span></text:p>
          </draw:text-box>
        </draw:frame>
        <draw:custom-shape draw:style-name="gr29" draw:text-style-name="P14" draw:layer="layout" svg:width="20.32cm" svg:height="1.905cm" svg:x="44.307cm" svg:y="22.121cm">
          <text:p text:style-name="P14"><text:span text:style-name="T5"><text:s text:c="3"/></text:span><text:span text:style-name="T5">xori $t0, $t0, 1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24.021cm">
          <text:p text:style-name="P14"><text:span text:style-name="T5"><text:s text:c="3"/></text:span><text:span text:style-name="T5">sw $t0, 8($s1) <text:s text:c="2"/></text:span></text:p>
          <draw:enhanced-geometry svg:viewBox="0 0 21600 21600" draw:type="rectangle" draw:enhanced-path="M 0 0 L 21600 0 21600 21600 0 21600 0 0 Z N"/>
        </draw:custom-shape>
        <draw:custom-shape draw:style-name="gr29" draw:text-style-name="P14" draw:layer="layout" svg:width="20.32cm" svg:height="1.905cm" svg:x="44.307cm" svg:y="30.621cm">
          <text:p text:style-name="P14"><text:span text:style-name="T5"/></text:p>
          <draw:enhanced-geometry svg:viewBox="0 0 21600 21600" draw:type="rectangle" draw:enhanced-path="M 0 0 L 21600 0 21600 21600 0 21600 0 0 Z N"/>
        </draw:custom-shape>
        <draw:line draw:style-name="gr37" draw:text-style-name="P19" xml:id="id7" draw:id="id7" draw:layer="layout" svg:x1="56.392cm" svg:y1="3.635cm" svg:x2="62.468cm" svg:y2="3.637cm">
          <text:p/>
        </draw:line>
        <draw:line draw:style-name="gr38" draw:text-style-name="P5" xml:id="id8" draw:id="id8" draw:layer="layout" svg:x1="62.64cm" svg:y1="51.792cm" svg:x2="35.671cm" svg:y2="51.8cm">
          <text:p/>
        </draw:line>
        <draw:line draw:style-name="gr37" draw:text-style-name="P19" draw:layer="layout" svg:x1="57.388cm" svg:y1="19.32cm" svg:x2="59.93cm" svg:y2="19.336cm">
          <text:p/>
        </draw:line>
        <draw:frame draw:style-name="gr39" draw:text-style-name="P21" draw:layer="layout" svg:width="2.921cm" svg:height="3.175cm" svg:x="51.927cm" svg:y="13.543cm">
          <draw:text-box>
            <text:p text:style-name="P20"><text:span text:style-name="T8">...</text:span></text:p>
          </draw:text-box>
        </draw:frame>
        <draw:custom-shape draw:style-name="gr29" draw:text-style-name="P14" draw:layer="layout" svg:width="20.32cm" svg:height="1.905cm" svg:x="44.307cm" svg:y="25.921cm">
          <text:p text:style-name="P14">eret <text:s text:c="16"/></text:p>
          <draw:enhanced-geometry svg:viewBox="0 0 21600 21600" draw:type="rectangle" draw:enhanced-path="M 0 0 L 21600 0 21600 21600 0 21600 0 0 Z N"/>
        </draw:custom-shape>
        <draw:line draw:style-name="gr38" draw:text-style-name="P5" draw:layer="layout" svg:x1="59.93cm" svg:y1="19.336cm" svg:x2="59.801cm" svg:y2="30.591cm">
          <text:p/>
        </draw:line>
        <draw:connector draw:style-name="gr40" draw:text-style-name="P5" draw:layer="layout" draw:type="line" svg:x1="62.468cm" svg:y1="3.636cm" svg:x2="62.64cm" svg:y2="51.796cm" draw:start-shape="id7" draw:start-glue-point="1" draw:end-shape="id8" draw:end-glue-point="1" svg:d="M62468 3636l172 48160" svg:viewBox="0 0 173 48161">
          <text:p/>
        </draw:connector>
        <draw:frame draw:style-name="gr39" draw:text-style-name="P21" draw:layer="layout" svg:width="2.921cm" svg:height="3.175cm" svg:x="51.928cm" svg:y="27.444cm">
          <draw:text-box>
            <text:p text:style-name="P20"><text:span text:style-name="T8">...</text:span></text:p>
          </draw:text-box>
        </draw:frame>
        <draw:frame draw:style-name="gr41" draw:text-style-name="P23" xml:id="id9" draw:id="id9" draw:layer="layout" svg:width="2.373cm" svg:height="1.352cm" svg:x="17.785cm" svg:y="51.543cm">
          <draw:text-box>
            <text:p text:style-name="P22"><text:span text:style-name="T1">Int</text:span></text:p>
          </draw:text-box>
        </draw:frame>
        <draw:frame draw:style-name="gr41" draw:text-style-name="P23" xml:id="id10" draw:id="id10" draw:layer="layout" svg:width="2.373cm" svg:height="1.432cm" svg:x="2.564cm" svg:y="30.918cm">
          <draw:text-box>
            <text:p text:style-name="P24"><text:span text:style-name="T9">Int</text:span></text:p>
          </draw:text-box>
        </draw:frame>
        <draw:connector draw:style-name="gr42" draw:text-style-name="P5" draw:layer="layout" svg:x1="17.785cm" svg:y1="52.219cm" svg:x2="3.75cm" svg:y2="32.35cm" draw:start-shape="id9" draw:start-glue-point="3" draw:end-shape="id10" draw:end-glue-point="2" svg:d="M17785 52219h-14035v-19869" svg:viewBox="0 0 14036 19870">
          <text:p/>
        </draw:connector>
        <draw:custom-shape draw:style-name="gr43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8.28cm" svg:height="2.032cm" svg:x="4.277cm" svg:y="9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3" draw:layer="layout" svg:width="8.28cm" svg:height="2.032cm" svg:x="4.277cm" svg:y="7.0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4" draw:text-style-name="P26" draw:layer="layout" svg:width="8.63cm" svg:height="1.576cm" svg:x="12.249cm" svg:y="24.178cm">
          <draw:text-box>
            <text:p text:style-name="P25"><text:span text:style-name="T10">ori $t0, $t0, 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66.04cm" fo:page-height="55.8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11T20:06:57.297814280</meta:creation-date>
    <dc:date>2018-11-06T14:32:03.822700300</dc:date>
    <meta:editing-duration>PT5H21M51S</meta:editing-duration>
    <meta:editing-cycles>36</meta:editing-cycles>
    <meta:generator>LibreOffice/6.0.6.2$Linux_X86_64 LibreOffice_project/00m0$Build-2</meta:generator>
    <meta:document-statistic meta:object-count="77"/>
  </office:meta>
</office:document-meta>
</file>